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eb11" officeooo:paragraph-rsid="0007eb1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rsid="000aa68f" officeooo:paragraph-rsid="000aa68f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f9248" officeooo:paragraph-rsid="000f9248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bold" officeooo:rsid="000aa68f" officeooo:paragraph-rsid="000aa68f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bold" officeooo:rsid="000dcab6" officeooo:paragraph-rsid="000dcab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796" style:font-weight-asian="normal" style:font-weight-complex="normal"/>
    </style:style>
    <style:style style:name="T4" style:family="text">
      <style:text-properties officeooo:rsid="000bd796"/>
    </style:style>
    <style:style style:name="T5" style:family="text">
      <style:text-properties officeooo:rsid="000f9248"/>
    </style:style>
    <style:style style:name="T6" style:family="text">
      <style:text-properties officeooo:rsid="00116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332</text:p>
      <text:p text:style-name="P3">Databases explained: SQL vs. NOSQL</text:p>
      <text:list xml:id="list19355031" text:style-name="L2">
        <text:list-item>
          <text:p text:style-name="P4"><text:span text:style-name="T1">SQL</text:span> - <text:span text:style-name="T5">Relational - Structured</text:span> query language<text:span text:style-name="T4">( Ex. MySQL, PostgreSQL).</text:span></text:p>
          <text:list>
            <text:list-item>
              <text:p text:style-name="P7">Really good at establishing relationships between data.</text:p>
            </text:list-item>
            <text:list-item>
              <text:p text:style-name="P5">Problematic “null” entries, say someone <text:span text:style-name="T6">doesn't</text:span> provide necessary <text:span text:style-name="T6">information.</text:span></text:p>
            </text:list-item>
          </text:list>
        </text:list-item>
      </text:list>
      <text:p text:style-name="P6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2246778763186" text:continue-numbering="true" text:style-name="L2">
        <text:list-item>
          <text:p text:style-name="P8">NoSQL – <text:s/><text:span text:style-name="T5">Non relational -</text:span><text:span text:style-name="T2">Not only structured query language.</text:span><text:span text:style-name="T3">(Ex. MongoDB, redis).</text:span></text:p>
          <text:list>
            <text:list-item>
              <text:p text:style-name="P9"><text:span text:style-name="T3">S</text:span><text:span text:style-name="T2">ame situation is not problematic in NoSQL. </text:span></text:p>
              <text:list>
                <text:list-item>
                  <text:p text:style-name="P9"><text:span text:style-name="T2">Each object has key value pairs and differences in value does not disrupt data structure. </text:span></text:p>
                </text:list-item>
                <text:list-item>
                  <text:p text:style-name="P9"><text:span text:style-name="T2">Remains structural while not being bound to a certain structure.</text:span>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2-29T20:22:44.622000000</dc:date>
    <meta:editing-duration>PT43M21S</meta:editing-duration>
    <meta:editing-cycles>8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9" meta:word-count="82" meta:character-count="533" meta:non-whitespace-character-count="463"/>
  </office:meta>
</office:document-meta>
</file>